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72D000004B6D8AD54EA6C7866C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83cm" svg:height="3.827cm" svg:x="7.548cm" svg:y="12.924cm">
          <draw:image xlink:href="Pictures/100002010000072D000004B6D8AD54EA6C7866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55:51.905147615</meta:creation-date>
    <dc:date>2018-02-09T11:56:08.658286605</dc:date>
    <meta:editing-duration>PT1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